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Bou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CSV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8.14mm" svg:height="13.28mm" svg:x="171.01mm" svg:y="27.89mm" draw:control="control1"/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umero Assaut</text:p>
          </table:table-cell>
          <table:table-cell table:style-name="ce2" office:value-type="string" calcext:value-type="string">
            <text:p>Tireur rouge</text:p>
          </table:table-cell>
          <table:table-cell table:style-name="ce2" office:value-type="string" calcext:value-type="string">
            <text:p>Club Bleu</text:p>
          </table:table-cell>
          <table:table-cell table:style-name="ce2" office:value-type="string" calcext:value-type="string">
            <text:p>Tireur Bleu</text:p>
          </table:table-cell>
          <table:table-cell table:style-name="ce4" office:value-type="string" calcext:value-type="string">
            <text:p>Club Rou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ger Nicolas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Very Romain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sac Kélia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Todeschini Soizic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gada Sebastien 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Sullo Ninam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 Natach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Roussy Noa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eudonne Aurélie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Navarro Cedric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rand Lilou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Meteoo Karim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hard Sarah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enguy Nathalie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zon Céli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Menegain Mathieu 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llien Sebastien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ndoz Mathieu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Landoz Mathieu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Guillien Sebastien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negain Mathieu 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Gazon Céli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nguy Nathalie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Erhard Sarah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teoo Karim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Durand Lilou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varro Cedric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Dieudonne Aurélie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ussy Noa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David Natacha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llo Nina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Bugada Sebastien 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deschini Soizic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Brissac Kélia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ry Romain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Berger Nicolas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rger Nicolas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Very Romain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issac Kélia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Todeschini Soizic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ada Sebastien 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Sullo Ninam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vid Natach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Roussy Noa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eudonne Aurélie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Navarro Cedric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urand Lilou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Meteoo Karim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hard Sarah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enguy Nathalie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zon Céli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Menegain Mathieu 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llien Sebastien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ndoz Mathieu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Landoz Mathieu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ques Lea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Guillien Sebastien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gain Mathieu </text:p>
          </table:table-cell>
          <table:table-cell office:value-type="string" calcext:value-type="string">
            <text:p>Quetigny</text:p>
          </table:table-cell>
          <table:table-cell office:value-type="string" calcext:value-type="string">
            <text:p>Gazon Célia</text:p>
          </table:table-cell>
          <table:table-cell office:value-type="string" calcext:value-type="string">
            <text:p>Quetign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nguy Nathalie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Erhard Sarah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teoo Karim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Durand Lilou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varro Cedric</text:p>
          </table:table-cell>
          <table:table-cell office:value-type="string" calcext:value-type="string">
            <text:p>Savouge</text:p>
          </table:table-cell>
          <table:table-cell office:value-type="string" calcext:value-type="string">
            <text:p>Dieudonne Aurélie</text:p>
          </table:table-cell>
          <table:table-cell office:value-type="string" calcext:value-type="string">
            <text:p>Savou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ussy Noa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David Natacha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ullo Nina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Bugada Sebastien </text:p>
          </table:table-cell>
          <table:table-cell office:value-type="string" calcext:value-type="string">
            <text:p>Lu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odeschini Soizic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Brissac Kélia</text:p>
          </table:table-cell>
          <table:table-cell office:value-type="string" calcext:value-type="string">
            <text:p>Belfor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ry Romain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Berger Nicolas</text:p>
          </table:table-cell>
          <table:table-cell office:value-type="string" calcext:value-type="string">
            <text:p>Belf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3:22:50.646338904</meta:creation-date>
    <dc:date>2018-12-03T13:35:19.207639932</dc:date>
    <meta:editing-duration>PT1M58S</meta:editing-duration>
    <meta:editing-cycles>1</meta:editing-cycles>
    <meta:document-statistic meta:table-count="1" meta:cell-count="205" meta:object-count="1"/>
    <meta:generator>LibreOffice/6.0.6.2$Linux_X86_64 LibreOffice_project/00m0$Build-2</meta:generator>
  </office:meta>
</office:document-meta>
</file>